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all Nature</text:p>
          </table:table-cell>
          <table:table-cell table:style-name="ce21" office:value-type="string">
            <text:p>Number of Calls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3" office:value-type="string">
            <text:p>Checking Building</text:p>
          </table:table-cell>
          <table:table-cell table:style-name="ce24" office:value-type="float" office:value="25665">
            <text:p>25,665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5" office:value-type="string">
            <text:p>Vehicle Stop</text:p>
          </table:table-cell>
          <table:table-cell table:style-name="ce24" office:value-type="float" office:value="23937">
            <text:p>23,937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5" office:value-type="string">
            <text:p>Busy on Investigation</text:p>
          </table:table-cell>
          <table:table-cell table:style-name="ce24" office:value-type="float" office:value="4318">
            <text:p>4,318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5" office:value-type="string">
            <text:p>See Complainant</text:p>
          </table:table-cell>
          <table:table-cell table:style-name="ce24" office:value-type="float" office:value="2916">
            <text:p>2,916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5" office:value-type="string">
            <text:p>Motorist Needs Assistance</text:p>
          </table:table-cell>
          <table:table-cell table:style-name="ce24" office:value-type="float" office:value="2873">
            <text:p>2,873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5" office:value-type="string">
            <text:p>Pick Up Paperwork</text:p>
          </table:table-cell>
          <table:table-cell table:style-name="ce24" office:value-type="float" office:value="2736">
            <text:p>2,736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7" office:value-type="string">
            <text:p>Suspicious Person</text:p>
          </table:table-cell>
          <table:table-cell table:style-name="ce24" office:value-type="float" office:value="2179">
            <text:p>2,179</text:p>
          </table:table-cell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23" office:value-type="string">
            <text:p>Execute Warrant</text:p>
          </table:table-cell>
          <table:table-cell table:style-name="ce24" office:value-type="float" office:value="1785">
            <text:p>1,785</text:p>
          </table:table-cell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27" office:value-type="string">
            <text:p>Foot Patrol</text:p>
          </table:table-cell>
          <table:table-cell table:style-name="ce24" office:value-type="float" office:value="1651">
            <text:p>1,651</text:p>
          </table:table-cell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23" office:value-type="string">
            <text:p>Busy at Headquarters</text:p>
          </table:table-cell>
          <table:table-cell table:style-name="ce24" office:value-type="float" office:value="1508">
            <text:p>1,5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